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style:line-height-at-least="0.2083in" fo:widows="1" fo:text-indent="0in" style:auto-text-indent="false"/>
      <style:text-properties fo:font-variant="normal" fo:text-transform="none" fo:color="#333333" style:font-name="Helvetica Neue" fo:font-size="9.75pt" fo:letter-spacing="normal" fo:font-style="normal" fo:font-weight="normal"/>
    </style:style>
    <style:style style:name="P2"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3" style:family="paragraph" style:parent-style-name="Standard">
      <style:text-properties officeooo:rsid="000d13b3" officeooo:paragraph-rsid="000d13b3"/>
    </style:style>
    <style:style style:name="P4" style:family="paragraph" style:parent-style-name="Standard" style:list-style-name="L2">
      <style:text-properties officeooo:paragraph-rsid="000d13b3"/>
    </style:style>
    <style:style style:name="P5"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6"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7"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333333" style:font-name="Helvetica Neue" fo:font-size="9.75pt" fo:letter-spacing="normal" fo:font-style="normal" fo:font-weight="bold"/>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letter-spacing="normal" fo:font-style="normal" fo:font-weight="bold"/>
    </style:style>
    <style:style style:name="T4" style:family="text">
      <style:text-properties fo:font-variant="normal" fo:text-transform="none" fo:color="#333333" style:font-name="Helvetica Neue" fo:letter-spacing="normal" fo:font-style="normal" fo:font-weight="normal"/>
    </style:style>
    <style:style style:name="T5" style:family="text">
      <style:text-properties fo:font-weight="bold"/>
    </style:style>
    <style:style style:name="T6" style:family="text">
      <style:text-properties officeooo:rsid="000d13b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de: Add interactivity to your donut shop</text:h>
      <text:list xml:id="list3231076844854315115" text:style-name="L1">
        <text:list-item>
          <text:p text:style-name="P5"><text:span text:style-name="T3">Due</text:span><text:span text:style-name="T4"> Wednesday by 6:30pm </text:span></text:p>
        </text:list-item>
        <text:list-item>
          <text:p text:style-name="P6"><text:span text:style-name="T5">Points</text:span> 10 </text:p>
        </text:list-item>
        <text:list-item>
          <text:p text:style-name="P6"><text:span text:style-name="T5">Submitting</text:span> a website url</text:p>
        </text:list-item>
      </text:list>
      <text:p text:style-name="P2"><text:span text:style-name="Strong_20_Emphasis"><text:span text:style-name="T1">JavaScript:</text:span></text:span><text:span text:style-name="T2"><text:line-break/>Add functionality to the web page so that the page visitor is able to choose which shop to show on the page. In other words, only one shop at a time should be shown. When a shop is chosen, the content should change (no page reloading).</text:span></text:p>
      <text:p text:style-name="P1">Also add the ability for the person viewing the page to add a new donut shop to the page. This new shop should be added to the list of shops already available, and the person can switch between all shops, including the newly added one.</text:p>
      <text:p text:style-name="P2"><text:span text:style-name="Strong_20_Emphasis"><text:span text:style-name="T1">Git:</text:span></text:span><text:span text:style-name="T2"><text:line-break/>Make a new branch called 'interactive-basic', and sync it with GitHub. Post your branch URL to the assignment.</text:span></text:p>
      <text:p text:style-name="P2"><text:span text:style-name="Strong_20_Emphasis"><text:span text:style-name="T1">Feedback:</text:span></text:span><text:span text:style-name="T2"> Please record any comments, observations, or ah-ha moments that you had with this assignment.</text:span></text:p>
      <text:p text:style-name="Standard"/>
      <text:p text:style-name="Standard"/>
      <text:list xml:id="list3322753601072077313" text:style-name="L2">
        <text:list-item>
          <text:p text:style-name="P4"><text:span text:style-name="T6">Ah ha!!: Ids get no spaces – so you replace those (and special characters!) and everything works!!</text:span></text:p>
        </text:list-item>
        <text:list-item>
          <text:p text:style-name="P4"/>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2:03.599995798</meta:creation-date>
    <dc:date>2015-11-16T21:16:04.434107285</dc:date>
    <meta:editing-duration>PT5M52S</meta:editing-duration>
    <meta:editing-cycles>3</meta:editing-cycles>
    <meta:generator>LibreOffice/5.0.2.2$Linux_X86_64 LibreOffice_project/00m0$Build-2</meta:generator>
    <meta:document-statistic meta:table-count="0" meta:image-count="0" meta:object-count="0" meta:page-count="1" meta:paragraph-count="10" meta:word-count="164" meta:character-count="903" meta:non-whitespace-character-count="750"/>
  </office:meta>
</office:document-meta>
</file>